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automatic-styles>
    <style:style style:name="P1" style:family="paragraph" style:parent-style-name="Heading_20_3">
      <style:paragraph-properties fo:margin-left="0cm" fo:margin-right="0cm" fo:line-height="150%" fo:orphans="2" fo:widows="2" fo:text-indent="0cm" style:auto-text-indent="false"/>
    </style:style>
    <style:style style:name="P2" style:family="paragraph" style:parent-style-name="Horizontal_20_Line">
      <style:text-properties fo:background-color="#ffff00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4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5" style:family="paragraph" style:parent-style-name="Text_20_body" style:list-style-name="L1"/>
    <style:style style:name="P6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8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9" style:family="paragraph" style:parent-style-name="Text_20_body" style:list-style-name="L2"/>
    <style:style style:name="P20" style:family="paragraph" style:parent-style-name="Text_20_body" style:list-style-name="L1">
      <style:text-properties fo:background-color="#ffff00"/>
    </style:style>
    <style:style style:name="P21" style:family="paragraph" style:parent-style-name="Text_20_body" style:list-style-name="L2">
      <style:text-properties fo:background-color="#ffff00"/>
    </style:style>
    <style:style style:name="T1" style:family="text">
      <style:text-properties fo:font-variant="normal" fo:text-transform="none" fo:color="#000000" loext:opacity="87%" style:font-name="Roboto" fo:font-style="normal" fo:font-weight="normal"/>
    </style:style>
    <style:style style:name="T2" style:family="text">
      <style:text-properties fo:font-variant="normal" fo:text-transform="none" fo:color="#000000" loext:opacity="87%" style:font-name="Roboto" fo:font-style="normal" fo:font-weight="normal" officeooo:rsid="00098f3c"/>
    </style:style>
    <style:style style:name="T3" style:family="text">
      <style:text-properties fo:font-variant="normal" fo:text-transform="none" fo:color="#000000" loext:opacity="87%" style:font-name="Roboto" fo:font-style="normal" fo:font-weight="normal" officeooo:rsid="000b7a4c"/>
    </style:style>
    <style:style style:name="T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87%" style:font-name="var md-code-font-family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87%" fo:letter-spacing="normal" loext:padding="0cm" loext:border="none"/>
    </style:style>
    <style:style style:name="T7" style:family="text">
      <style:text-properties fo:font-variant="normal" fo:text-transform="none" style:font-name="Roboto" fo:font-style="normal" fo:font-weight="normal"/>
    </style:style>
    <style:style style:name="T8" style:family="text">
      <style:text-properties fo:font-variant="normal" fo:text-transform="none" style:font-name="Roboto" fo:font-style="normal" fo:font-weight="normal" officeooo:rsid="00098f3c"/>
    </style:style>
    <style:style style:name="T9" style:family="text">
      <style:text-properties fo:font-variant="normal" fo:text-transform="none" style:font-name="Roboto" fo:font-size="12pt" fo:letter-spacing="normal" fo:font-style="normal" fo:font-weight="normal"/>
    </style:style>
    <style:style style:name="T10" style:family="text">
      <style:text-properties fo:font-variant="normal" fo:text-transform="none" style:font-name="var md-code-font-family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ff00" loext:opacity="100%" style:font-name="Roboto" fo:font-style="normal" fo:font-weight="normal"/>
    </style:style>
    <style:style style:name="T12" style:family="text">
      <style:text-properties fo:font-variant="normal" fo:text-transform="none" fo:color="#ffff00" loext:opacity="100%" style:font-name="Roboto" fo:font-style="normal" fo:font-weight="normal" officeooo:rsid="00098f3c"/>
    </style:style>
    <style:style style:name="T13" style:family="text">
      <style:text-properties fo:font-variant="normal" fo:text-transform="none" fo:color="#ffff00" loext:opacity="100%" style:font-name="Roboto" fo:font-size="12pt" fo:letter-spacing="normal" fo:font-style="normal" fo:font-weight="normal"/>
    </style:style>
    <style:style style:name="T14" style:family="text">
      <style:text-properties fo:font-variant="normal" fo:text-transform="none" fo:color="#ffff00" loext:opacity="100%" style:font-name="var md-code-font-family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Roboto" fo:font-style="normal" fo:font-weight="normal"/>
    </style:style>
    <style:style style:name="T16" style:family="text">
      <style:text-properties fo:font-variant="normal" fo:text-transform="none" fo:color="#000000" loext:opacity="100%" style:font-name="Roboto" fo:font-style="normal" fo:font-weight="normal" officeooo:rsid="00098f3c"/>
    </style:style>
    <style:style style:name="T17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var md-code-font-family" fo:font-size="12pt" fo:letter-spacing="normal" fo:font-style="normal" fo:font-weight="normal" loext:padding="0cm" loext:border="none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ácticas y tareas</text:h>
      <text:h text:style-name="Heading_20_3" text:outline-level="3"><text:span text:style-name="Strong_20_Emphasis"><text:span text:style-name="T20">Tareas Básicas</text:span></text:span></text:h>
      <text:list text:style-name="L1">
        <text:list-item>
          <text:p text:style-name="P5"><text:span text:style-name="Strong_20_Emphasis"><text:span text:style-name="T20">Crea un array de tus comidas favoritas</text:span></text:span><text:span text:style-name="T20"> y:</text:span></text:p>
          <text:list>
            <text:list-item>
              <text:p text:style-name="P20">Añade dos nuevas comidas al principio y al final del array.</text:p>
            </text:list-item>
            <text:list-item>
              <text:p text:style-name="P20">Elimina la primera y última comida del array.</text:p>
            </text:list-item>
            <text:list-item>
              <text:p text:style-name="P5"><text:span text:style-name="T20">Encuentra la posición de una comida específica usando </text:span><text:span text:style-name="Source_20_Text"><text:span text:style-name="T20">indexOf</text:span></text:span><text:span text:style-name="T20">.</text:span></text:p>
            </text:list-item>
          </text:list>
        </text:list-item>
        <text:list-item>
          <text:p text:style-name="P5"><text:span text:style-name="Strong_20_Emphasis"><text:span text:style-name="T20">Crea un array de números del 1 al 10</text:span></text:span><text:span text:style-name="T20"> y:</text:span></text:p>
          <text:list>
            <text:list-item>
              <text:p text:style-name="P5"><text:span text:style-name="T20">Encuentra los números pares usando </text:span><text:span text:style-name="Source_20_Text"><text:span text:style-name="T20">filter</text:span></text:span><text:span text:style-name="T20">.</text:span></text:p>
            </text:list-item>
            <text:list-item>
              <text:p text:style-name="P5"><text:span text:style-name="T20">Duplica todos los números con </text:span><text:span text:style-name="Source_20_Text"><text:span text:style-name="T20">map</text:span></text:span><text:span text:style-name="T20">.</text:span></text:p>
            </text:list-item>
            <text:list-item>
              <text:p text:style-name="P5"><text:span text:style-name="T20">Calcula la suma total con </text:span><text:span text:style-name="Source_20_Text"><text:span text:style-name="T20">reduce</text:span></text:span><text:span text:style-name="T20">.</text:span></text:p>
            </text:list-item>
          </text:list>
        </text:list-item>
        <text:list-item>
          <text:p text:style-name="P5"><text:span text:style-name="Strong_20_Emphasis"><text:span text:style-name="T20">Transforma un string en un array</text:span></text:span><text:span text:style-name="T20"> usando </text:span><text:span text:style-name="Source_20_Text"><text:span text:style-name="T20">Array.from</text:span></text:span><text:span text:style-name="T20"> o </text:span><text:span text:style-name="Source_20_Text"><text:span text:style-name="T20">split</text:span></text:span><text:span text:style-name="T20">:</text:span></text:p>
          <text:p text:style-name="P3"><text:span text:style-name="Source_20_Text"><text:span text:style-name="T20">const frase = "Aprender JavaScript es divertido";</text:span></text:span></text:p>
          <text:p text:style-name="P3"><text:span text:style-name="Source_20_Text"><text:span text:style-name="T20">const palabras = frase.split(" ");</text:span></text:span></text:p>
          <text:p text:style-name="P3"><text:span text:style-name="Source_20_Text"><text:span text:style-name="T20">console.log(palabras); // ["Aprender", "JavaScript", "es", "divertido"]</text:span></text:span></text:p>
        </text:list-item>
      </text:list>
      <text:p text:style-name="P2"/>
      <text:h text:style-name="Heading_20_3" text:outline-level="3"><text:bookmark text:name="tareas-de-manipulacion"/><text:span text:style-name="Strong_20_Emphasis"><text:span text:style-name="T20">Tareas de Manipulación</text:span></text:span></text:h>
      <text:list text:style-name="L2">
        <text:list-item>
          <text:p text:style-name="P19"><text:span text:style-name="Strong_20_Emphasis"><text:span text:style-name="T20">Crea un array de colores primarios</text:span></text:span><text:span text:style-name="T20"> y:</text:span></text:p>
          <text:list>
            <text:list-item>
              <text:p text:style-name="P19"><text:span text:style-name="T20">Inserta un nuevo color en la segunda posición usando </text:span><text:span text:style-name="Source_20_Text"><text:span text:style-name="T20">splice</text:span></text:span><text:span text:style-name="T20">.</text:span></text:p>
            </text:list-item>
            <text:list-item>
              <text:p text:style-name="P19"><text:span text:style-name="T20">Extrae los dos últimos colores en un nuevo array con </text:span><text:span text:style-name="Source_20_Text"><text:span text:style-name="T20">slice</text:span></text:span><text:span text:style-name="T20">.</text:span></text:p>
            </text:list-item>
          </text:list>
        </text:list-item>
        <text:list-item>
          <text:p text:style-name="P19"><text:span text:style-name="Strong_20_Emphasis"><text:span text:style-name="T20">Combina arrays</text:span></text:span><text:span text:style-name="T20">:</text:span></text:p>
          <text:list>
            <text:list-item>
              <text:p text:style-name="P21">Crea dos arrays, uno con nombres y otro con edades.</text:p>
            </text:list-item>
            <text:list-item>
              <text:p text:style-name="P19"><text:span text:style-name="T20">Usa </text:span><text:span text:style-name="Source_20_Text"><text:span text:style-name="T20">concat</text:span></text:span><text:span text:style-name="T20"> para combinarlos en uno solo.</text:span></text:p>
            </text:list-item>
            <text:list-item>
              <text:p text:style-name="P19"><text:span text:style-name="T20">Usa </text:span><text:span text:style-name="Source_20_Text"><text:span text:style-name="T20">join</text:span></text:span><text:span text:style-name="T20"> para convertirlos en una cadena de texto con comas.</text:span></text:p>
            </text:list-item>
          </text:list>
        </text:list-item>
        <text:list-item>
          <text:p text:style-name="P19"><text:span text:style-name="Strong_20_Emphasis"><text:span text:style-name="T20">Ordena y reorganiza un array</text:span></text:span><text:span text:style-name="T20">:</text:span></text:p>
          <text:list>
            <text:list-item>
              <text:p text:style-name="P21">Genera un array de números aleatorios.</text:p>
            </text:list-item>
            <text:list-item>
              <text:p text:style-name="P19"><text:span text:style-name="T20">Ordénalo en orden ascendente usando </text:span><text:span text:style-name="Source_20_Text"><text:span text:style-name="T20">sort</text:span></text:span><text:span text:style-name="T20">.</text:span></text:p>
            </text:list-item>
            <text:list-item>
              <text:p text:style-name="P19"><text:span text:style-name="T20">Inviértelo con </text:span><text:span text:style-name="Source_20_Text"><text:span text:style-name="T20">reverse</text:span></text:span><text:span text:style-name="T20">.</text:span></text:p>
            </text:list-item>
          </text:list>
        </text:list-item>
      </text:list>
      <text:p text:style-name="Horizontal_20_Line"/>
      <text:h text:style-name="P1" text:outline-level="3"><text:span text:style-name="Strong_20_Emphasis"><text:span text:style-name="T3">T</text:span></text:span><text:span text:style-name="Strong_20_Emphasis"><text:span text:style-name="T1">areas Avanzadas</text:span></text:span></text:h>
      <text:list text:style-name="L3">
        <text:list-item>
          <text:p text:style-name="P6"><text:span text:style-name="Strong_20_Emphasis"><text:span text:style-name="T4">Iteración en arrays multidimensionales</text:span></text:span><text:span text:style-name="T4">:</text:span></text:p>
          <text:list>
            <text:list-item>
              <text:p text:style-name="P14"><text:soft-page-break/>Crea una tabla (array bidimensional) con nombres de estudiantes y sus calificaciones.</text:p>
            </text:list-item>
            <text:list-item>
              <text:p text:style-name="P14">Accede y modifica una calificación específica.</text:p>
            </text:list-item>
            <text:list-item>
              <text:p text:style-name="P7"><text:span text:style-name="T4">Usa </text:span><text:span text:style-name="Source_20_Text"><text:span text:style-name="T5">flat</text:span></text:span><text:span text:style-name="T4"> para convertir el array bidimensional en uno unidimensional.</text:span></text:p>
            </text:list-item>
          </text:list>
        </text:list-item>
        <text:list-item>
          <text:p text:style-name="P7"><text:span text:style-name="Strong_20_Emphasis"><text:span text:style-name="T4">Busca en un array de objetos</text:span></text:span><text:span text:style-name="T4">:</text:span></text:p>
          <text:list>
            <text:list-item>
              <text:p text:style-name="P14">Crea un array de objetos que representen productos (nombre, precio, cantidad).</text:p>
            </text:list-item>
            <text:list-item>
              <text:p text:style-name="P7"><text:span text:style-name="T4">Encuentra el producto más caro usando </text:span><text:span text:style-name="Source_20_Text"><text:span text:style-name="T5">reduce</text:span></text:span><text:span text:style-name="T4">.</text:span></text:p>
            </text:list-item>
            <text:list-item>
              <text:p text:style-name="P7"><text:span text:style-name="T4">Usa </text:span><text:span text:style-name="Source_20_Text"><text:span text:style-name="T5">find</text:span></text:span><text:span text:style-name="T4"> para buscar un producto por nombre.</text:span></text:p>
            </text:list-item>
            <text:list-item>
              <text:p text:style-name="P6"><text:span text:style-name="T4">Verifica si todos los productos tienen precio mayor a 10 con </text:span><text:span text:style-name="Source_20_Text"><text:span text:style-name="T5">every</text:span></text:span><text:span text:style-name="T4">.</text:span></text:p>
            </text:list-item>
          </text:list>
        </text:list-item>
      </text:list>
      <text:p text:style-name="Horizontal_20_Line"/>
      <text:h text:style-name="P1" text:outline-level="3"><text:bookmark text:name="retos-practicos"/><text:span text:style-name="Strong_20_Emphasis"><text:span text:style-name="T1">Retos Prácticos</text:span></text:span></text:h>
      <text:list text:style-name="L4">
        <text:list-item>
          <text:p text:style-name="P8"><text:span text:style-name="Strong_20_Emphasis"><text:span text:style-name="T4">Simula una cola (FIFO)</text:span></text:span><text:span text:style-name="T4">:</text:span></text:p>
          <text:list>
            <text:list-item>
              <text:p text:style-name="P9"><text:span text:style-name="T4">Usa </text:span><text:span text:style-name="Source_20_Text"><text:span text:style-name="T5">push</text:span></text:span><text:span text:style-name="T4"> y </text:span><text:span text:style-name="Source_20_Text"><text:span text:style-name="T5">shift</text:span></text:span><text:span text:style-name="T4"> para agregar y eliminar elementos.</text:span></text:p>
              <text:p text:style-name="P4"><text:span text:style-name="Source_20_Text"><text:span text:style-name="T5">const cola = [];</text:span></text:span></text:p>
              <text:p text:style-name="P4"><text:span text:style-name="Source_20_Text"><text:span text:style-name="T5">cola.push("Tarea 1");</text:span></text:span></text:p>
              <text:p text:style-name="P4"><text:span text:style-name="Source_20_Text"><text:span text:style-name="T5">cola.push("Tarea 2");</text:span></text:span></text:p>
              <text:p text:style-name="P4"><text:span text:style-name="Source_20_Text"><text:span text:style-name="T5">console.log(cola.shift()); // "Tarea 1"</text:span></text:span></text:p>
              <text:p text:style-name="P4"><text:span text:style-name="Source_20_Text"><text:span text:style-name="T5">console.log(cola); // ["Tarea 2"]</text:span></text:span></text:p>
            </text:list-item>
          </text:list>
        </text:list-item>
        <text:list-item>
          <text:p text:style-name="P8"><text:span text:style-name="Strong_20_Emphasis"><text:span text:style-name="T4">Simula una pila (LIFO)</text:span></text:span><text:span text:style-name="T4">:</text:span></text:p>
          <text:list>
            <text:list-item>
              <text:p text:style-name="P9"><text:span text:style-name="T4">Usa </text:span><text:span text:style-name="Source_20_Text"><text:span text:style-name="T5">push</text:span></text:span><text:span text:style-name="T4"> y </text:span><text:span text:style-name="Source_20_Text"><text:span text:style-name="T5">pop</text:span></text:span><text:span text:style-name="T4"> para agregar y eliminar elementos.</text:span></text:p>
            </text:list-item>
          </text:list>
        </text:list-item>
        <text:list-item>
          <text:p text:style-name="P8"><text:span text:style-name="Strong_20_Emphasis"><text:span text:style-name="T4">Crea un buscador simple</text:span></text:span><text:span text:style-name="T4">:</text:span></text:p>
          <text:list>
            <text:list-item>
              <text:p text:style-name="P9"><text:span text:style-name="T4">Dado un array de palabras, implementa una función que busque palabras que comiencen con una letra específica usando </text:span><text:span text:style-name="Source_20_Text"><text:span text:style-name="T5">filter</text:span></text:span><text:span text:style-name="T4">.</text:span></text:p>
            </text:list-item>
          </text:list>
        </text:list-item>
        <text:list-item>
          <text:p text:style-name="P9"><text:span text:style-name="Strong_20_Emphasis"><text:span text:style-name="T4">Genera una matriz identidad</text:span></text:span><text:span text:style-name="T4">:</text:span></text:p>
          <text:list>
            <text:list-item>
              <text:p text:style-name="P15">Usa un bucle para crear un array bidimensional que represente una matriz identidad.</text:p>
              <text:p text:style-name="P4"><text:span text:style-name="Source_20_Text"><text:span text:style-name="T5">const matrizIdentidad = Array.from({ length: 3 }, (_, i) =&gt;</text:span></text:span></text:p>
              <text:p text:style-name="P4"><text:span text:style-name="Source_20_Text"><text:span text:style-name="T6"><text:s text:c="2"/></text:span></text:span><text:span text:style-name="Source_20_Text"><text:span text:style-name="T5">Array.from({ length: 3 }, (_, j) =&gt; (i === j ? 1 : 0))</text:span></text:span></text:p>
              <text:p text:style-name="P4"><text:span text:style-name="Source_20_Text"><text:span text:style-name="T5">);</text:span></text:span></text:p>
              <text:p text:style-name="P4"><text:span text:style-name="Source_20_Text"><text:span text:style-name="T5">console.log(matrizIdentidad);</text:span></text:span></text:p>
            </text:list-item>
          </text:list>
        </text:list-item>
      </text:list>
      <text:p text:style-name="Horizontal_20_Line"/>
      <text:h text:style-name="P1" text:outline-level="3"><text:bookmark text:name="tareas-creativas"/><text:span text:style-name="Strong_20_Emphasis"><text:span text:style-name="T1">Tareas Creativas</text:span></text:span></text:h>
      <text:list text:style-name="L5">
        <text:list-item>
          <text:p text:style-name="P10"><text:span text:style-name="Strong_20_Emphasis"><text:span text:style-name="T4">Crea un sistema de inventario</text:span></text:span><text:span text:style-name="T4">:</text:span></text:p>
          <text:list>
            <text:list-item>
              <text:p text:style-name="P16">Usa un array para representar un inventario.</text:p>
            </text:list-item>
            <text:list-item>
              <text:p text:style-name="P16">Implementa funciones para agregar, eliminar y buscar productos.</text:p>
            </text:list-item>
          </text:list>
        </text:list-item>
        <text:list-item>
          <text:p text:style-name="P10"><text:span text:style-name="Strong_20_Emphasis"><text:span text:style-name="T4">Simula un carrito de compras</text:span></text:span><text:span text:style-name="T4">:</text:span></text:p>
          <text:list>
            <text:list-item>
              <text:p text:style-name="P16"><text:soft-page-break/>Cada producto es un objeto con nombre, precio y cantidad.</text:p>
            </text:list-item>
            <text:list-item>
              <text:p text:style-name="P11"><text:span text:style-name="T4">Calcula el precio total usando </text:span><text:span text:style-name="Source_20_Text"><text:span text:style-name="T5">reduce</text:span></text:span><text:span text:style-name="T4">.</text:span></text:p>
            </text:list-item>
            <text:list-item>
              <text:p text:style-name="P16">Filtra los productos con cantidad mayor a 1.</text:p>
            </text:list-item>
          </text:list>
        </text:list-item>
        <text:list-item>
          <text:p text:style-name="P11"><text:span text:style-name="Strong_20_Emphasis"><text:span text:style-name="T4">Aplana arrays</text:span></text:span><text:span text:style-name="T4">:</text:span></text:p>
          <text:list>
            <text:list-item>
              <text:p text:style-name="P10"><text:span text:style-name="T4">Usa un array anidado y aplanarlo con </text:span><text:span text:style-name="Source_20_Text"><text:span text:style-name="T5">flat</text:span></text:span><text:span text:style-name="T4"> y </text:span><text:span text:style-name="Source_20_Text"><text:span text:style-name="T5">flatMap</text:span></text:span><text:span text:style-name="T4">.</text:span></text:p>
            </text:list-item>
          </text:list>
        </text:list-item>
      </text:list>
      <text:p text:style-name="Horizontal_20_Line"/>
      <text:h text:style-name="P1" text:outline-level="3"><text:bookmark text:name="desafios-divertidos"/><text:span text:style-name="Strong_20_Emphasis"><text:span text:style-name="T1">Desafíos Divertidos</text:span></text:span></text:h>
      <text:list text:style-name="L6">
        <text:list-item>
          <text:p text:style-name="P12"><text:span text:style-name="Strong_20_Emphasis"><text:span text:style-name="T4">Encuentra la palabra más larga</text:span></text:span><text:span text:style-name="T4">:</text:span></text:p>
          <text:list>
            <text:list-item>
              <text:p text:style-name="P13"><text:span text:style-name="T4">Dado un array de palabras, encuentra la más larga usando </text:span><text:span text:style-name="Source_20_Text"><text:span text:style-name="T5">reduce</text:span></text:span><text:span text:style-name="T4">.</text:span></text:p>
            </text:list-item>
          </text:list>
        </text:list-item>
        <text:list-item>
          <text:p text:style-name="P12"><text:span text:style-name="Strong_20_Emphasis"><text:span text:style-name="T4">Genera números únicos</text:span></text:span><text:span text:style-name="T4">:</text:span></text:p>
          <text:list>
            <text:list-item>
              <text:p text:style-name="P13"><text:span text:style-name="T4">Crea un array de números aleatorios únicos entre 1 y 100 usando bucles y </text:span><text:span text:style-name="Source_20_Text"><text:span text:style-name="T5">includes</text:span></text:span><text:span text:style-name="T4">.</text:span></text:p>
            </text:list-item>
          </text:list>
        </text:list-item>
        <text:list-item>
          <text:p text:style-name="P13"><text:span text:style-name="Strong_20_Emphasis"><text:span text:style-name="T4">Análisis de texto</text:span></text:span><text:span text:style-name="T4">:</text:span></text:p>
          <text:list>
            <text:list-item>
              <text:p text:style-name="P17">Convierte un texto en un array de palabras.</text:p>
            </text:list-item>
            <text:list-item>
              <text:p text:style-name="P18">Cuenta la cantidad de palabras única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9:24:59.266000000</meta:creation-date>
    <dc:date>2024-12-11T19:20:58.718000000</dc:date>
    <meta:editing-duration>PT45M14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72" meta:word-count="544" meta:character-count="3072" meta:non-whitespace-character-count="2660"/>
  </office:meta>
</office:document-meta>
</file>